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cripts/python/msgbox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8322"/>
    </style:style>
    <style:style style:name="P2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top" style:vertical-rel="text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msg_short" form:control-implementation="ooo:com.sun.star.form.component.CommandButton" xml:id="control1" form:id="control1" form:label="Short Message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msgbox.py$msg_small?language=Python&amp;location=document" xlink:type="simple"/>
            </office:event-listeners>
          </form:button>
          <form:button form:name="msg_long" form:control-implementation="ooo:com.sun.star.form.component.CommandButton" xml:id="control2" form:id="control2" form:label="Long Message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msgbox.py$msg_long?language=Python&amp;location=document" xlink:type="simple"/>
            </office:event-listeners>
          </form:button>
          <form:button form:name="msg_warning" form:control-implementation="ooo:com.sun.star.form.component.CommandButton" xml:id="control3" form:id="control3" form:label="Warning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msgbox.py$msg_warning?language=Python&amp;location=document" xlink:type="simple"/>
            </office:event-listeners>
          </form:button>
          <form:button form:name="msg_error" form:control-implementation="ooo:com.sun.star.form.component.CommandButton" xml:id="control4" form:id="control4" form:label="Error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msgbox.py$msg_error?language=Python&amp;location=document" xlink:type="simple"/>
            </office:event-listeners>
          </form:button>
          <form:button form:name="msg_default_yes" form:control-implementation="ooo:com.sun.star.form.component.CommandButton" xml:id="control5" form:id="control5" form:label="Default Yes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msgbox.py$msg_default_yes?language=Python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as-char" draw:z-index="0" draw:name="Shape1" draw:style-name="gr3" draw:text-style-name="P2" svg:width="3.5cm" svg:height="0.75cm" draw:control="control1"/><text:s text:c="2"/><draw:control text:anchor-type="as-char" draw:z-index="1" draw:name="Control 1" draw:style-name="gr2" draw:text-style-name="P2" svg:width="3.5cm" svg:height="0.75cm" draw:control="control2"/><text:s text:c="2"/><draw:control text:anchor-type="as-char" draw:z-index="2" draw:name="Control 2" draw:style-name="gr1" draw:text-style-name="P2" svg:width="3.5cm" svg:height="0.75cm" draw:control="control3"/><text:s text:c="2"/><draw:control text:anchor-type="as-char" draw:z-index="3" draw:name="Control 3" draw:style-name="gr1" draw:text-style-name="P2" svg:width="3.5cm" svg:height="0.75cm" draw:control="control4"/><text:s text:c="2"/></text:p>
      <text:p text:style-name="P1"/>
      <text:p text:style-name="P1"><draw:control text:anchor-type="as-char" draw:z-index="4" draw:name="Control 4" draw:style-name="gr1" draw:text-style-name="P2" svg:width="3.5cm" svg:height="0.75cm" draw:control="control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11:34:46.050422193</meta:creation-date>
    <meta:generator>LibreOffice/7.3.1.3$Linux_X86_64 LibreOffice_project/eead5aec017556e2cdbf9dfff06537ec58969b73</meta:generator>
    <dc:date>2022-03-28T19:46:59.330691464</dc:date>
    <meta:editing-duration>PT12M53S</meta:editing-duration>
    <meta:editing-cycles>5</meta:editing-cycles>
    <meta:document-statistic meta:table-count="0" meta:image-count="0" meta:object-count="0" meta:page-count="1" meta:paragraph-count="2" meta:word-count="0" meta:character-count="16" meta:non-whitespace-character-count="0"/>
  </office:meta>
</office:document-meta>
</file>